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19" style:family="table-cell" style:parent-style-name="Default">
      <style:text-properties fo:color="#bf0041" style:font-name="Liberation Sans" fo:font-weight="bold" style:font-weight-asian="bold" style:font-weight-complex="bold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8" style:family="table-cell" style:parent-style-name="Default">
      <style:text-properties fo:color="#000000"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53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31"/>
        <table:table-column table:style-name="co2" table:number-columns-repeated="3" table:default-cell-style-name="ce67"/>
        <table:table-column table:style-name="co3" table:default-cell-style-name="ce45"/>
        <table:table-column table:style-name="co4" table:default-cell-style-name="ce104"/>
        <table:table-column table:style-name="co2" table:default-cell-style-name="ce5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719" calcext:value-type="string">
            <text:p>719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1817" calcext:value-type="float">
            <text:p>1817</text:p>
          </table:table-cell>
          <table:table-cell table:style-name="ce21" office:value-type="float" office:value="2719" calcext:value-type="float">
            <text:p>2719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719" calcext:value-type="float">
            <text:p>2719</text:p>
          </table:table-cell>
          <table:table-cell table:style-name="ce65" table:formula="of:=DEC2HEX([.E3])" office:value-type="string" office:string-value="55" calcext:value-type="string">
            <text:p>55</text:p>
          </table:table-cell>
          <table:table-cell table:style-name="ce34" table:formula="of:=HEX2DEC([.F2])" office:value-type="float" office:value="10009" calcext:value-type="float">
            <text:p>10009</text:p>
          </table:table-cell>
          <table:table-cell table:style-name="ce97" table:formula="of:=[.D4]-[.D3]" office:value-type="float" office:value="85" calcext:value-type="float">
            <text:p>85</text:p>
          </table:table-cell>
          <table:table-cell table:style-name="ce65" table:formula="of:=[.B4]" office:value-type="string" office:string-value="276e" calcext:value-type="string">
            <text:p>276e</text:p>
          </table:table-cell>
          <table:table-cell table:style-name="ce103"/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15" office:value-type="string" calcext:value-type="string">
            <text:p>RTLIB</text:p>
          </table:table-cell>
          <table:table-cell table:style-name="ce25" office:value-type="string" calcext:value-type="string">
            <text:p>276e</text:p>
          </table:table-cell>
          <table:table-cell table:formula="of:=DEC2HEX([.E4])" office:value-type="string" office:string-value="616" calcext:value-type="string">
            <text:p>616</text:p>
          </table:table-cell>
          <table:table-cell table:formula="of:=HEX2DEC([.B4])" office:value-type="float" office:value="10094" calcext:value-type="float">
            <text:p>10094</text:p>
          </table:table-cell>
          <table:table-cell table:formula="of:=HEX2DEC([.F4])-[.D4]" office:value-type="float" office:value="1558" calcext:value-type="float">
            <text:p>1558</text:p>
          </table:table-cell>
          <table:table-cell office:value-type="string" calcext:value-type="string">
            <text:p>2d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TEM</text:p>
          </table:table-cell>
          <table:table-cell table:style-name="ce51" table:formula="of:=[.F4]" office:value-type="string" office:string-value="2d84" calcext:value-type="string">
            <text:p>2d84</text:p>
          </table:table-cell>
          <table:table-cell table:formula="of:=DEC2HEX([.E5])" office:value-type="string" office:string-value="142" calcext:value-type="string">
            <text:p>142</text:p>
          </table:table-cell>
          <table:table-cell table:formula="of:=HEX2DEC([.B5])" office:value-type="float" office:value="11652" calcext:value-type="float">
            <text:p>11652</text:p>
          </table:table-cell>
          <table:table-cell table:formula="of:=HEX2DEC([.F5])-[.D5]" office:value-type="float" office:value="322" calcext:value-type="float">
            <text:p>322</text:p>
          </table:table-cell>
          <table:table-cell office:value-type="string" calcext:value-type="string">
            <text:p>2ec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T</text:p>
          </table:table-cell>
          <table:table-cell table:style-name="ce51" table:formula="of:=[.F5]" office:value-type="string" office:string-value="2ec6" calcext:value-type="string">
            <text:p>2ec6</text:p>
          </table:table-cell>
          <table:table-cell table:formula="of:=DEC2HEX([.E6])" office:value-type="string" office:string-value="6" calcext:value-type="string">
            <text:p>6</text:p>
          </table:table-cell>
          <table:table-cell table:formula="of:=HEX2DEC([.B6])" office:value-type="float" office:value="11974" calcext:value-type="float">
            <text:p>11974</text:p>
          </table:table-cell>
          <table:table-cell table:formula="of:=HEX2DEC([.F6])-[.D6]" office:value-type="float" office:value="6" calcext:value-type="float">
            <text:p>6</text:p>
          </table:table-cell>
          <table:table-cell table:style-name="ce43" office:value-type="string" calcext:value-type="string">
            <text:p>2ec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UTILS</text:p>
          </table:table-cell>
          <table:table-cell table:style-name="ce51" table:formula="of:=[.F6]" office:value-type="string" office:string-value="2ecc" calcext:value-type="string">
            <text:p>2ecc</text:p>
          </table:table-cell>
          <table:table-cell table:formula="of:=DEC2HEX([.E7])" office:value-type="string" office:string-value="BE" calcext:value-type="string">
            <text:p>BE</text:p>
          </table:table-cell>
          <table:table-cell table:formula="of:=HEX2DEC([.B7])" office:value-type="float" office:value="11980" calcext:value-type="float">
            <text:p>11980</text:p>
          </table:table-cell>
          <table:table-cell table:formula="of:=HEX2DEC([.F7])-[.D7]" office:value-type="float" office:value="190" calcext:value-type="float">
            <text:p>190</text:p>
          </table:table-cell>
          <table:table-cell table:style-name="ce43" office:value-type="string" calcext:value-type="string">
            <text:p>2f8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RINGUTILS</text:p>
          </table:table-cell>
          <table:table-cell table:style-name="ce51" table:formula="of:=[.F7]" office:value-type="string" office:string-value="2f8a" calcext:value-type="string">
            <text:p>2f8a</text:p>
          </table:table-cell>
          <table:table-cell table:formula="of:=DEC2HEX([.E8])" office:value-type="string" office:string-value="96" calcext:value-type="string">
            <text:p>96</text:p>
          </table:table-cell>
          <table:table-cell table:formula="of:=HEX2DEC([.B8])" office:value-type="float" office:value="12170" calcext:value-type="float">
            <text:p>12170</text:p>
          </table:table-cell>
          <table:table-cell table:formula="of:=HEX2DEC([.F8])-[.D8]" office:value-type="float" office:value="150" calcext:value-type="float">
            <text:p>150</text:p>
          </table:table-cell>
          <table:table-cell table:style-name="ce43" office:value-type="string" calcext:value-type="string">
            <text:p>30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DEFINES</text:p>
          </table:table-cell>
          <table:table-cell table:style-name="ce51" table:formula="of:=[.F7]" office:value-type="string" office:string-value="2f8a" calcext:value-type="string">
            <text:p>2f8a</text:p>
          </table:table-cell>
          <table:table-cell table:formula="of:=DEC2HEX([.E9])" office:value-type="string" office:string-value="98" calcext:value-type="string">
            <text:p>98</text:p>
          </table:table-cell>
          <table:table-cell table:formula="of:=HEX2DEC([.B9])" office:value-type="float" office:value="12170" calcext:value-type="float">
            <text:p>12170</text:p>
          </table:table-cell>
          <table:table-cell table:formula="of:=HEX2DEC([.F9])-[.D9]" office:value-type="float" office:value="152" calcext:value-type="float">
            <text:p>152</text:p>
          </table:table-cell>
          <table:table-cell table:style-name="ce43" office:value-type="string" calcext:value-type="string">
            <text:p>3022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>
            <text:p>A8LIBSTR</text:p>
          </table:table-cell>
          <table:table-cell table:style-name="ce72" table:formula="of:=[.F9]" office:value-type="string" office:string-value="3022" calcext:value-type="string">
            <text:p>3022</text:p>
          </table:table-cell>
          <table:table-cell table:formula="of:=DEC2HEX([.E10])" office:value-type="string" office:string-value="63" calcext:value-type="string">
            <text:p>63</text:p>
          </table:table-cell>
          <table:table-cell table:formula="of:=HEX2DEC([.B10])" office:value-type="float" office:value="12322" calcext:value-type="float">
            <text:p>12322</text:p>
          </table:table-cell>
          <table:table-cell table:formula="of:=HEX2DEC([.F10])-[.D10]" office:value-type="float" office:value="99" calcext:value-type="float">
            <text:p>99</text:p>
          </table:table-cell>
          <table:table-cell table:style-name="ce43" office:value-type="string" calcext:value-type="string">
            <text:p>3085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WIN</text:p>
          </table:table-cell>
          <table:table-cell table:style-name="ce51" table:formula="of:=[.F10]" office:value-type="string" office:string-value="3085" calcext:value-type="string">
            <text:p>3085</text:p>
          </table:table-cell>
          <table:table-cell table:formula="of:=DEC2HEX([.E11])" office:value-type="string" office:string-value="887" calcext:value-type="string">
            <text:p>887</text:p>
          </table:table-cell>
          <table:table-cell table:formula="of:=HEX2DEC([.B11])" office:value-type="float" office:value="12421" calcext:value-type="float">
            <text:p>12421</text:p>
          </table:table-cell>
          <table:table-cell table:formula="of:=HEX2DEC([.F11])-[.D11]" office:value-type="float" office:value="2183" calcext:value-type="float">
            <text:p>2183</text:p>
          </table:table-cell>
          <table:table-cell office:value-type="string" calcext:value-type="string">
            <text:p>390c</text:p>
          </table:table-cell>
          <table:table-cell table:style-name="ce48"/>
          <table:table-cell table:style-name="ce53" table:number-columns-repeated="16377"/>
        </table:table-row>
        <table:table-row table:style-name="ro1">
          <table:table-cell office:value-type="string" calcext:value-type="string">
            <text:p>A8LIBMISC</text:p>
          </table:table-cell>
          <table:table-cell table:formula="of:=[.F11]" office:value-type="string" office:string-value="390c" calcext:value-type="string">
            <text:p>390c</text:p>
          </table:table-cell>
          <table:table-cell table:formula="of:=DEC2HEX([.E12])" office:value-type="string" office:string-value="D0" calcext:value-type="string">
            <text:p>D0</text:p>
          </table:table-cell>
          <table:table-cell table:formula="of:=HEX2DEC([.B12])" office:value-type="float" office:value="14604" calcext:value-type="float">
            <text:p>14604</text:p>
          </table:table-cell>
          <table:table-cell table:formula="of:=HEX2DEC([.F12])-[.D12]" office:value-type="float" office:value="208" calcext:value-type="float">
            <text:p>208</text:p>
          </table:table-cell>
          <table:table-cell office:value-type="string" calcext:value-type="string">
            <text:p>39dc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MENU</text:p>
          </table:table-cell>
          <table:table-cell table:formula="of:=[.F12]" office:value-type="string" office:string-value="39dc" calcext:value-type="string">
            <text:p>39dc</text:p>
          </table:table-cell>
          <table:table-cell table:formula="of:=DEC2HEX([.E13])" office:value-type="string" office:string-value="2B1" calcext:value-type="string">
            <text:p>2B1</text:p>
          </table:table-cell>
          <table:table-cell table:formula="of:=HEX2DEC([.B13])" office:value-type="float" office:value="14812" calcext:value-type="float">
            <text:p>14812</text:p>
          </table:table-cell>
          <table:table-cell table:formula="of:=HEX2DEC([.F13])-[.D13]" office:value-type="float" office:value="689" calcext:value-type="float">
            <text:p>689</text:p>
          </table:table-cell>
          <table:table-cell office:value-type="string" calcext:value-type="string">
            <text:p>3c8d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GADG</text:p>
          </table:table-cell>
          <table:table-cell table:formula="of:=[.F13]" office:value-type="string" office:string-value="3c8d" calcext:value-type="string">
            <text:p>3c8d</text:p>
          </table:table-cell>
          <table:table-cell table:formula="of:=DEC2HEX([.E14])" office:value-type="string" office:string-value="F39" calcext:value-type="string">
            <text:p>F39</text:p>
          </table:table-cell>
          <table:table-cell table:formula="of:=HEX2DEC([.B14])" office:value-type="float" office:value="15501" calcext:value-type="float">
            <text:p>15501</text:p>
          </table:table-cell>
          <table:table-cell table:formula="of:=HEX2DEC([.F14])-[.D14]" office:value-type="float" office:value="3897" calcext:value-type="float">
            <text:p>3897</text:p>
          </table:table-cell>
          <table:table-cell office:value-type="string" calcext:value-type="string">
            <text:p>4bc6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DETECT</text:p>
          </table:table-cell>
          <table:table-cell table:formula="of:=[.F14]" office:value-type="string" office:string-value="4bc6" calcext:value-type="string">
            <text:p>4bc6</text:p>
          </table:table-cell>
          <table:table-cell table:formula="of:=DEC2HEX([.E15])" office:value-type="string" office:string-value="159" calcext:value-type="string">
            <text:p>159</text:p>
          </table:table-cell>
          <table:table-cell table:formula="of:=HEX2DEC([.B15])" office:value-type="float" office:value="19398" calcext:value-type="float">
            <text:p>19398</text:p>
          </table:table-cell>
          <table:table-cell table:formula="of:=HEX2DEC([.F15])-[.D15]" office:value-type="float" office:value="345" calcext:value-type="float">
            <text:p>345</text:p>
          </table:table-cell>
          <table:table-cell table:style-name="ce43" office:value-type="string" calcext:value-type="string">
            <text:p>4d1f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CONFIG</text:p>
          </table:table-cell>
          <table:table-cell table:formula="of:=[.F15]" office:value-type="string" office:string-value="4d1f" calcext:value-type="string">
            <text:p>4d1f</text:p>
          </table:table-cell>
          <table:table-cell table:formula="of:=DEC2HEX([.E16])" office:value-type="string" office:string-value="D62" calcext:value-type="string">
            <text:p>D62</text:p>
          </table:table-cell>
          <table:table-cell table:formula="of:=HEX2DEC([.B16])" office:value-type="float" office:value="19743" calcext:value-type="float">
            <text:p>19743</text:p>
          </table:table-cell>
          <table:table-cell table:formula="of:=HEX2DEC([.F16])-[.D16]" office:value-type="float" office:value="3426" calcext:value-type="float">
            <text:p>3426</text:p>
          </table:table-cell>
          <table:table-cell office:value-type="string" calcext:value-type="string">
            <text:p>5a81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FLASH</text:p>
          </table:table-cell>
          <table:table-cell table:formula="of:=[.F16]" office:value-type="string" office:string-value="5a81" calcext:value-type="string">
            <text:p>5a81</text:p>
          </table:table-cell>
          <table:table-cell table:formula="of:=DEC2HEX([.E17])" office:value-type="string" office:string-value="4D6" calcext:value-type="string">
            <text:p>4D6</text:p>
          </table:table-cell>
          <table:table-cell table:formula="of:=HEX2DEC([.B17])" office:value-type="float" office:value="23169" calcext:value-type="float">
            <text:p>23169</text:p>
          </table:table-cell>
          <table:table-cell table:formula="of:=HEX2DEC([.F17])-[.D17]" office:value-type="float" office:value="1238" calcext:value-type="float">
            <text:p>1238</text:p>
          </table:table-cell>
          <table:table-cell office:value-type="string" calcext:value-type="string">
            <text:p>5f57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CODE</text:p>
          </table:table-cell>
          <table:table-cell table:formula="of:=[.F17]" office:value-type="string" office:string-value="5f57" calcext:value-type="string">
            <text:p>5f57</text:p>
          </table:table-cell>
          <table:table-cell table:formula="of:=DEC2HEX([.E18])" office:value-type="string" office:string-value="32C9" calcext:value-type="string">
            <text:p>32C9</text:p>
          </table:table-cell>
          <table:table-cell table:formula="of:=HEX2DEC([.B18])" office:value-type="float" office:value="24407" calcext:value-type="float">
            <text:p>24407</text:p>
          </table:table-cell>
          <table:table-cell table:formula="of:=HEX2DEC([.F18])-[.D18]" office:value-type="float" office:value="13001" calcext:value-type="float">
            <text:p>13001</text:p>
          </table:table-cell>
          <table:table-cell office:value-type="float" office:value="9220" calcext:value-type="float">
            <text:p>9220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18]" office:value-type="float" office:value="9220" calcext:value-type="float">
            <text:p>9220</text:p>
          </table:table-cell>
          <table:table-cell table:style-name="ce65" table:formula="of:=DEC2HEX([.E19])" office:value-type="string" office:string-value="DE" calcext:value-type="string">
            <text:p>DE</text:p>
          </table:table-cell>
          <table:table-cell table:style-name="ce34" table:formula="of:=HEX2DEC([.B19])" office:value-type="float" office:value="37408" calcext:value-type="float">
            <text:p>37408</text:p>
          </table:table-cell>
          <table:table-cell table:style-name="ce97" table:formula="of:=HEX2DEC([.F19])-[.D19]" office:value-type="float" office:value="222" calcext:value-type="float">
            <text:p>222</text:p>
          </table:table-cell>
          <table:table-cell table:style-name="ce65" office:value-type="string" calcext:value-type="string">
            <text:p>92fe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DATA</text:p>
          </table:table-cell>
          <table:table-cell table:formula="of:=[.F19]" office:value-type="string" office:string-value="92fe" calcext:value-type="string">
            <text:p>92fe</text:p>
          </table:table-cell>
          <table:table-cell table:formula="of:=DEC2HEX([.E20])" office:value-type="string" office:string-value="239A" calcext:value-type="string">
            <text:p>239A</text:p>
          </table:table-cell>
          <table:table-cell table:formula="of:=HEX2DEC([.B20])" office:value-type="float" office:value="37630" calcext:value-type="float">
            <text:p>37630</text:p>
          </table:table-cell>
          <table:table-cell table:formula="of:=HEX2DEC([.F20])-[.D20]" office:value-type="float" office:value="9114" calcext:value-type="float">
            <text:p>9114</text:p>
          </table:table-cell>
          <table:table-cell office:value-type="string" calcext:value-type="string">
            <text:p>b698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0]" office:value-type="string" office:string-value="b698" calcext:value-type="string">
            <text:p>b698</text:p>
          </table:table-cell>
          <table:table-cell table:style-name="ce84" table:formula="of:=DEC2HEX([.E21])" office:value-type="string" office:string-value="5A8" calcext:value-type="string">
            <text:p>5A8</text:p>
          </table:table-cell>
          <table:table-cell table:style-name="ce92" table:formula="of:=HEX2DEC([.B21])" office:value-type="float" office:value="46744" calcext:value-type="float">
            <text:p>46744</text:p>
          </table:table-cell>
          <table:table-cell table:style-name="ce92" table:formula="of:=HEX2DEC([.F21])-[.D21]" office:value-type="float" office:value="1448" calcext:value-type="float">
            <text:p>1448</text:p>
          </table:table-cell>
          <table:table-cell table:style-name="ce52" table:formula="of:=[.B22]" office:value-type="string" office:string-value="bc40" calcext:value-type="string">
            <text:p>bc40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SCREEN</text:p>
          </table:table-cell>
          <table:table-cell table:style-name="ce30" office:value-type="string" calcext:value-type="string">
            <text:p>bc40</text:p>
          </table:table-cell>
          <table:table-cell table:style-name="ce86" table:formula="of:=DEC2HEX([.E22])" office:value-type="string" office:string-value="3C0" calcext:value-type="string">
            <text:p>3C0</text:p>
          </table:table-cell>
          <table:table-cell table:style-name="ce93" table:formula="of:=HEX2DEC([.B22])" office:value-type="float" office:value="48192" calcext:value-type="float">
            <text:p>48192</text:p>
          </table:table-cell>
          <table:table-cell table:style-name="ce93" office:value-type="float" office:value="960" calcext:value-type="float">
            <text:p>960</text:p>
          </table:table-cell>
          <table:table-cell table:style-name="ce30" table:formula="of:=DEC2HEX([.D22]+[.E22])" office:value-type="string" office:string-value="C000" calcext:value-type="string">
            <text:p>C000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3])" office:value-type="string" office:string-value="1000" calcext:value-type="string">
            <text:p>1000</text:p>
          </table:table-cell>
          <table:table-cell table:style-name="ce92" table:formula="of:=HEX2DEC([.B23])" office:value-type="float" office:value="49152" calcext:value-type="float">
            <text:p>49152</text:p>
          </table:table-cell>
          <table:table-cell table:style-name="ce92" table:formula="of:=HEX2DEC([.F23])-[.D23]" office:value-type="float" office:value="4096" calcext:value-type="float">
            <text:p>4096</text:p>
          </table:table-cell>
          <table:table-cell table:style-name="ce52" table:formula="of:=[.B24]" office:value-type="string" office:string-value="D000" calcext:value-type="string">
            <text:p>D000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4])" office:value-type="float" office:value="53248" calcext:value-type="float">
            <text:p>53248</text:p>
          </table:table-cell>
          <table:table-cell table:style-name="ce85" table:formula="of:=HEX2DEC([.F24])-[.D24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4]" office:value-type="string" office:string-value="D800" calcext:value-type="string">
            <text:p>D800</text:p>
          </table:table-cell>
          <table:table-cell table:style-name="ce84" table:formula="of:=DEC2HEX([.E25])" office:value-type="string" office:string-value="1600" calcext:value-type="string">
            <text:p>1600</text:p>
          </table:table-cell>
          <table:table-cell table:style-name="ce92" table:formula="of:=HEX2DEC([.B25])" office:value-type="float" office:value="55296" calcext:value-type="float">
            <text:p>55296</text:p>
          </table:table-cell>
          <table:table-cell table:style-name="ce92" table:formula="of:=HEX2DEC([.F25])-[.D25]" office:value-type="float" office:value="5632" calcext:value-type="float">
            <text:p>5632</text:p>
          </table:table-cell>
          <table:table-cell table:style-name="ce52" table:formula="of:=[.B26]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6])" office:value-type="string" office:string-value="1FF" calcext:value-type="string">
            <text:p>1FF</text:p>
          </table:table-cell>
          <table:table-cell table:style-name="ce93" table:formula="of:=HEX2DEC([.B26])" office:value-type="float" office:value="60928" calcext:value-type="float">
            <text:p>60928</text:p>
          </table:table-cell>
          <table:table-cell table:style-name="ce85" table:formula="of:=HEX2DEC([.F26])-[.D26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5T11:18:55.299226958</meta:creation-date>
    <dc:date>2023-04-15T15:52:27.609000000</dc:date>
    <meta:editing-duration>P17DT19H45M1S</meta:editing-duration>
    <meta:editing-cycles>147</meta:editing-cycles>
    <meta:generator>LibreOffice/7.4.0.3$Windows_X86_64 LibreOffice_project/f85e47c08ddd19c015c0114a68350214f7066f5a</meta:generator>
    <meta:document-statistic meta:table-count="1" meta:cell-count="158" meta:object-count="0"/>
  </office:meta>
</office:document-meta>
</file>